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jeto e Implementação de Jogos</text:span></text:p>
      <text:p text:style-name="P2"/>
      <text:p text:style-name="P1"><text:span text:style-name="T2">Professor:</text:span><text:span text:style-name="T3"> Geber Ramalho</text:span></text:p>
      <text:p text:style-name="P3"/>
      <text:p text:style-name="P1"><text:span text:style-name="T2">Site da disciplina:</text:span><text:span text:style-name="T3"> </text:span><text:a xlink:type="simple" xlink:href="https://www.cin.ufpe.br/~game" text:style-name="ListLabel_20_10" text:visited-style-name="ListLabel_20_10"><text:span text:style-name="T4">https://www.cin.ufpe.br/~game</text:span></text:a></text:p>
      <text:p text:style-name="P3"/>
      <text:p text:style-name="P1"><text:span text:style-name="T2">Modelo da disciplina: </text:span></text:p>
      <text:p text:style-name="P1"><text:span text:style-name="T3"><text:tab/>A disciplina é composta de aulas sobre todo o processo de desenvolvimento de um jogo, tanto aulas teóricas quanto práticas. O professor não faz chamada. As equipes formadas têm liberdade quanto a ideia do jogo.</text:span></text:p>
      <text:p text:style-name="P3"/>
      <text:p text:style-name="P1"><text:span text:style-name="T2">Método de avalição:</text:span></text:p>
      <text:list xml:id="list2653278647" text:style-name="WWNum1">
        <text:list-item>
          <text:p text:style-name="P5"><text:span text:style-name="T3">Criação de um jogo;</text:span></text:p>
        </text:list-item>
        <text:list-item>
          <text:p text:style-name="P5"><text:span text:style-name="T3">avaliação 360 na equipe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63" meta:character-count="402" meta:non-whitespace-character-count="347"/>
    <meta:generator>LibreOfficeDev/6.0.5.2$Linux_X86_64 LibreOffice_project/</meta:generator>
  </office:meta>
</office:document-meta>
</file>